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4F0000020C94FD22ACC11BD243.png" manifest:media-type="image/png"/>
  <manifest:file-entry manifest:full-path="Pictures/10000200000004B60000045B0CF1676E5146E6A7.gif" manifest:media-type="image/gif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09cm"/>
    </style:style>
    <style:style style:name="Tabla2.B" style:family="table-column">
      <style:table-column-properties style:column-width="2.619cm"/>
    </style:style>
    <style:style style:name="Tabla2.C" style:family="table-column">
      <style:table-column-properties style:column-width="2.381cm"/>
    </style:style>
    <style:style style:name="Tabla2.D" style:family="table-column">
      <style:table-column-properties style:column-width="9.922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c8d25" officeooo:paragraph-rsid="000c8d25"/>
    </style:style>
    <style:style style:name="P3" style:family="paragraph" style:parent-style-name="Table_20_Contents">
      <style:text-properties officeooo:rsid="00112366"/>
    </style:style>
    <style:style style:name="P4" style:family="paragraph" style:parent-style-name="Standard">
      <style:text-properties officeooo:paragraph-rsid="0008ebda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text-properties officeooo:rsid="0012bdf1" officeooo:paragraph-rsid="0012bdf1"/>
    </style:style>
    <style:style style:name="P7" style:family="paragraph" style:parent-style-name="Standard">
      <style:text-properties fo:font-size="10pt" officeooo:rsid="0015c382" officeooo:paragraph-rsid="0015c382" style:font-size-asian="10pt" style:font-size-complex="10pt"/>
    </style:style>
    <style:style style:name="P8" style:family="paragraph" style:parent-style-name="Standard">
      <style:text-properties fo:font-size="10pt" officeooo:rsid="0017d9d0" officeooo:paragraph-rsid="0017d9d0" style:font-size-asian="10pt" style:font-size-complex="10pt"/>
    </style:style>
    <style:style style:name="P9" style:family="paragraph" style:parent-style-name="Standard">
      <style:text-properties fo:font-size="10pt" fo:font-weight="normal" officeooo:rsid="0012bdf1" officeooo:paragraph-rsid="0012bdf1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font-weight="normal" officeooo:rsid="0013df1e" officeooo:paragraph-rsid="0013df1e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fo:font-weight="normal" officeooo:rsid="0015c382" officeooo:paragraph-rsid="0015c382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179cb0" officeooo:paragraph-rsid="00179cb0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17d9d0" officeooo:paragraph-rsid="0017d9d0" style:font-size-asian="10pt" style:font-weight-asian="normal" style:font-size-complex="10pt" style:font-weight-complex="normal"/>
    </style:style>
    <style:style style:name="P14" style:family="paragraph" style:parent-style-name="Standard" style:master-page-name="">
      <style:paragraph-properties fo:margin-left="0cm" fo:margin-right="0cm" fo:margin-top="0.049cm" fo:margin-bottom="0.049cm" loext:contextual-spacing="false" fo:text-align="justify" style:justify-single-word="false" fo:text-indent="0cm" style:auto-text-indent="false" style:page-number="auto"/>
      <style:text-properties style:font-name="Arial" officeooo:rsid="0012bdf1" officeooo:paragraph-rsid="0012bdf1"/>
    </style:style>
    <style:style style:name="P15" style:family="paragraph" style:parent-style-name="Table_20_Contents">
      <style:text-properties officeooo:rsid="0012bdf1" officeooo:paragraph-rsid="0012bdf1"/>
    </style:style>
    <style:style style:name="T1" style:family="text">
      <style:text-properties officeooo:rsid="0009cc35"/>
    </style:style>
    <style:style style:name="T2" style:family="text">
      <style:text-properties officeooo:rsid="00112366"/>
    </style:style>
    <style:style style:name="T3" style:family="text">
      <style:text-properties officeooo:rsid="001840e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40e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90259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">Curso</text:p>
          </table:table-cell>
          <table:table-cell table:style-name="Tabla2.A1" office:value-type="string">
            <text:p text:style-name="Table_20_Contents">20<text:span text:style-name="T2">19</text:span>-20<text:span text:style-name="T2">20</text:span></text:p>
          </table:table-cell>
          <table:table-cell table:style-name="Tabla2.A1" office:value-type="string">
            <text:p text:style-name="P1">Ciclo</text:p>
          </table:table-cell>
          <table:table-cell table:style-name="Tabla2.D1" office:value-type="string">
            <text:p text:style-name="Table_20_Contents">Sistemas Microinformáticos y Redes</text:p>
          </table:table-cell>
        </table:table-row>
        <table:table-row>
          <table:table-cell table:style-name="Tabla2.A2" office:value-type="string">
            <text:p text:style-name="P1">Fecha</text:p>
          </table:table-cell>
          <table:table-cell table:style-name="Tabla2.A2" office:value-type="string">
            <text:p text:style-name="P15">20-10-2020</text:p>
          </table:table-cell>
          <table:table-cell table:style-name="Tabla2.A2" office:value-type="string">
            <text:p text:style-name="P1">Módulo</text:p>
          </table:table-cell>
          <table:table-cell table:style-name="Tabla2.D2" office:value-type="string">
            <text:p text:style-name="P2">Sistemas Informáticos</text:p>
          </table:table-cell>
        </table:table-row>
        <table:table-row>
          <table:table-cell table:style-name="Tabla2.A2" office:value-type="string">
            <text:p text:style-name="P1">Tipo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1">Profesor</text:p>
          </table:table-cell>
          <table:table-cell table:style-name="Tabla2.D2" office:value-type="string">
            <text:p text:style-name="P3">Mustafa Mohamed Maanán</text:p>
          </table:table-cell>
        </table:table-row>
        <table:table-row>
          <table:table-cell table:style-name="Tabla2.A2" office:value-type="string">
            <text:p text:style-name="P1">Apellidos</text:p>
          </table:table-cell>
          <table:table-cell table:style-name="Tabla2.D2" table:number-columns-spanned="3" office:value-type="string">
            <text:p text:style-name="P15">Olmedilla Soler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">Nombre</text:p>
          </table:table-cell>
          <table:table-cell table:style-name="Tabla2.D2" table:number-columns-spanned="3" office:value-type="string">
            <text:p text:style-name="P15">África</text:p>
          </table:table-cell>
          <table:covered-table-cell/>
          <table:covered-table-cell/>
        </table:table-row>
      </table:table>
      <text:p text:style-name="P4"/>
      <text:p text:style-name="P14">Presupuesto PC</text:p>
      <text:p text:style-name="P6"/>
      <text:p text:style-name="P9">Se decide presupuestar un PC de gama media-alta con una función versátil que pueda rendir en el campo laboral y en el recreativo (Gaming)</text:p>
      <text:p text:style-name="P9"/>
      <text:p text:style-name="P9"><text:span text:style-name="T4">Configuración</text:span>: <text:span text:style-name="T6">Intel Socket 2066</text:span><text:tab/></text:p>
      <text:p text:style-name="P9"/>
      <text:p text:style-name="P9"><text:span text:style-name="T4">Procesador:</text:span> Intel Core i9-10900X 3.70 Ghz<text:tab/><text:tab/><text:tab/><text:tab/><text:tab/><text:tab/><text:span text:style-name="T4">Precio</text:span>: 646,90€</text:p>
      <text:p text:style-name="P9"/>
      <text:p text:style-name="P9"><text:span text:style-name="T4">Placa base:</text:span> MSI X299 PRO<text:tab/><text:tab/><text:tab/><text:tab/><text:tab/><text:tab/><text:tab/><text:tab/><text:span text:style-name="T4">Precio:</text:span> 259,90€</text:p>
      <text:p text:style-name="P9"/>
      <text:p text:style-name="P9"><text:span text:style-name="T4">Memoria RAM:</text:span> Kingston HYPERX Fury BLACK DDR$ 3200Mhz( 4x8GB) CL 16 <text:s text:c="10"/><text:span text:style-name="T4"><text:s text:c="2"/>Precio:</text:span> 140,00€</text:p>
      <text:p text:style-name="P9"/>
      <text:p text:style-name="P10"><text:span text:style-name="T4">Ventilador:</text:span> Cooler Master Hyper 212 Black Edition <text:tab/><text:tab/><text:tab/><text:tab/><text:tab/><text:span text:style-name="T4">Precio:</text:span> 34,98€</text:p>
      <text:p text:style-name="P10"/>
      <text:p text:style-name="P10"><text:span text:style-name="T4">Disco duro</text:span>: Seagate barraCuda 3,5’’ 1TB Sata3<text:tab/><text:tab/><text:tab/><text:tab/><text:tab/><text:span text:style-name="T4">Precio:</text:span> 35,95€</text:p>
      <text:p text:style-name="P10"/>
      <text:p text:style-name="P10"><text:span text:style-name="T4">Disco Duro 2</text:span>: Seagate barraCuda 3,5’’ 1TB Sata3<text:tab/><text:tab/><text:tab/><text:tab/><text:tab/><text:span text:style-name="T4">Precio</text:span>: 35,95€</text:p>
      <text:p text:style-name="P10"/>
      <text:p text:style-name="P11"><text:span text:style-name="T4">Caja/Torre</text:span>: Tempest ATX CASE RGB Phantom USB 3.0<text:tab/><text:tab/><text:tab/><text:tab/><text:span text:style-name="T4">Precio</text:span>: 29,95<text:span text:style-name="T7">€</text:span></text:p>
      <text:p text:style-name="P11"/>
      <text:p text:style-name="P11"><text:span text:style-name="T4">Fuente alimentación:</text:span> Nfortec Scutum PSU 750W 80 Plus Modular<text:tab/><text:tab/><text:tab/><text:span text:style-name="T4">Precio</text:span>: 69,95€</text:p>
      <text:p text:style-name="P11"/>
      <text:p text:style-name="P12"><text:span text:style-name="T4">Tarjeta Gráfica:</text:span> MSI GeForce GTX 1650 D6 VENTUS XS OCV1 4GB GDDR6<text:tab/><text:tab/><text:span text:style-name="T4">Precio:</text:span> 154,90€</text:p>
      <text:p text:style-name="P12"/>
      <text:p text:style-name="P13"><text:span text:style-name="T4">Tarjeta de Sonido</text:span>: Tarheta de sonido 5.1 USB<text:tab/><text:tab/><text:tab/><text:tab/><text:tab/><text:tab/><text:span text:style-name="T4">Precio:</text:span> 5,25€</text:p>
      <text:p text:style-name="P13"/>
      <text:p text:style-name="P13"><text:span text:style-name="T4">Sistema Operativo:</text:span> Microsoft Windows 10 Pro 64 Bits OEM<text:tab/><text:tab/><text:tab/><text:tab/><text:span text:style-name="T4">Precio:</text:span> 158,99€</text:p>
      <text:p text:style-name="P13"/>
      <text:p text:style-name="P13"/>
      <text:p text:style-name="P13"><text:tab/><text:tab/><text:tab/><text:tab/><text:tab/><text:tab/><text:tab/><text:tab/><text:tab/> <text:s text:c="22"/><text:span text:style-name="T5">TOTAL: <text:s/>1572,72€</text:span>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049cm" fo:margin-bottom="0.049cm" loext:contextual-spacing="false" fo:text-align="justify" style:justify-single-word="false" fo:text-indent="0cm" style:auto-text-indent="false" style:page-number="auto"/>
      <style:text-properties style:font-name="Arial" fo:font-family="Arial" style:font-style-name="Norm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1.693cm"/>
    </style:style>
    <style:style style:name="Tabla3.B" style:family="table-column">
      <style:table-column-properties style:column-width="7.514cm"/>
    </style:style>
    <style:style style:name="Tabla3.C" style:family="table-column">
      <style:table-column-properties style:column-width="1.799cm"/>
    </style:style>
    <style:style style:name="Tabla3.D" style:family="table-column">
      <style:table-column-properties style:column-width="6.006cm"/>
    </style:style>
    <style:style style:name="Tabla3.A1" style:family="table-cell">
      <style:table-cell-properties fo:padding="0.097cm" fo:border="none" style:writing-mode="lr-tb"/>
    </style:style>
    <style:style style:name="Tabla3.B1" style:family="table-cell">
      <style:table-cell-properties style:vertical-align="middle" fo:padding="0.097cm" fo:border="none" style:writing-mode="lr-tb"/>
    </style:style>
    <style:style style:name="MP1" style:family="paragraph" style:parent-style-name="Table_20_Contents">
      <style:text-properties fo:font-weight="bold" style:font-weight-asian="bold" style:font-weight-complex="bold"/>
    </style:style>
    <style:style style:name="MP2" style:family="paragraph" style:parent-style-name="Standard">
      <style:text-properties officeooo:paragraph-rsid="0008ebda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/>
    <style:style style:name="MT2" style:family="text">
      <style:text-properties officeooo:rsid="0009cc35"/>
    </style:style>
    <style:style style:name="M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>
            <table:table-cell table:style-name="Tabla3.A1" office:value-type="string">
              <text:p text:style-name="Table_20_Contents"><draw:frame draw:style-name="Mfr1" draw:name="Imagen2" text:anchor-type="paragraph" svg:x="0cm" svg:y="0cm" svg:width="1.499cm" svg:height="1.385cm" draw:z-index="1"><draw:image xlink:href="Pictures/10000200000004B60000045B0CF1676E5146E6A7.gif" xlink:type="simple" xlink:show="embed" xlink:actuate="onLoad"/></draw:frame></text:p>
            </table:table-cell>
            <table:table-cell table:style-name="Tabla3.B1" office:value-type="string">
              <text:p text:style-name="MP1">I.E.S. Leopoldo Queipo</text:p>
              <text:p text:style-name="MP1">Melilla</text:p>
            </table:table-cell>
            <table:table-cell table:style-name="Tabla3.A1" office:value-type="string">
              <text:p text:style-name="Table_20_Contents"><text:span text:style-name="Fuente_20_de_20_párrafo_20_predeter."><draw:frame draw:style-name="Mfr2" draw:name="Imagen1" text:anchor-type="as-char" svg:y="0cm" svg:width="1.485cm" style:rel-width="scale" svg:height="1.33cm" style:rel-height="scale" draw:z-index="0"><draw:image xlink:href="Pictures/100000000000024F0000020C94FD22ACC11BD243.png" xlink:type="simple" xlink:show="embed" xlink:actuate="onLoad"/></draw:frame></text:span></text:p>
            </table:table-cell>
            <table:table-cell table:style-name="Tabla3.B1" office:value-type="string">
              <text:p text:style-name="MP1">Departamento de Informática y Comunicaciones</text:p>
            </table:table-cell>
          </table:table-row>
        </table:table>
        <text:p text:style-name="MP2"/>
      </style:header>
      <style:footer>
        <text:p text:style-name="MP3"><text:span text:style-name="MT2">Página </text:span><text:page-count>1</text:page-count> <text:span text:style-name="MT2">de 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1:04:46.394000000</meta:creation-date>
    <dc:date>2020-10-20T17:19:40.507537044</dc:date>
    <meta:editing-duration>PT29M21S</meta:editing-duration>
    <meta:editing-cycles>14</meta:editing-cycles>
    <meta:generator>LibreOffice/5.3.3.2$Linux_X86_64 LibreOffice_project/3d9a8b4b4e538a85e0782bd6c2d430bafe583448</meta:generator>
    <meta:document-statistic meta:table-count="2" meta:image-count="2" meta:object-count="0" meta:page-count="1" meta:paragraph-count="35" meta:word-count="179" meta:character-count="1247" meta:non-whitespace-character-count="1017"/>
  </office:meta>
</office:document-meta>
</file>